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D90000036E4291D2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fill="solid" draw:fill-color="#99cc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ff8080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25.468cm" svg:height="18.503cm" svg:x="0cm" svg:y="0cm">
          <draw:image xlink:href="Pictures/10000201000004D90000036E4291D2BE.png" xlink:type="simple" xlink:show="embed" xlink:actuate="onLoad">
            <text:p/>
          </draw:image>
        </draw:frame>
        <draw:custom-shape draw:name="CustomShape 1" draw:style-name="gr2" draw:text-style-name="P2" draw:layer="layout" svg:width="0.633cm" svg:height="0.633cm" svg:x="3.38cm" svg:y="14.30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2" draw:layer="layout" svg:width="0.633cm" svg:height="0.633cm" svg:x="3.38cm" svg:y="7.58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2" draw:layer="layout" svg:width="0.633cm" svg:height="0.633cm" svg:x="3.38cm" svg:y="3.71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2" draw:text-style-name="P2" draw:layer="layout" svg:width="0.633cm" svg:height="0.633cm" svg:x="1.84cm" svg:y="8.89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" draw:text-style-name="P2" draw:layer="layout" svg:width="0.633cm" svg:height="0.633cm" svg:x="3.38cm" svg:y="10.39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2" draw:layer="layout" svg:width="0.633cm" svg:height="0.633cm" svg:x="22.925cm" svg:y="8.89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" draw:text-style-name="P2" draw:layer="layout" svg:width="0.633cm" svg:height="0.633cm" svg:x="21.485cm" svg:y="11.60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2" draw:layer="layout" svg:width="0.633cm" svg:height="0.633cm" svg:x="21.485cm" svg:y="6.09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" draw:text-style-name="P2" draw:layer="layout" svg:width="0.633cm" svg:height="0.633cm" svg:x="20.285cm" svg:y="6.81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" draw:text-style-name="P2" draw:layer="layout" svg:width="0.633cm" svg:height="0.633cm" svg:x="14.54cm" svg:y="8.99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2" draw:layer="layout" svg:width="0.633cm" svg:height="0.633cm" svg:x="3.377cm" svg:y="3.709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2" draw:layer="layout" svg:width="0.633cm" svg:height="0.633cm" svg:x="3.374cm" svg:y="14.008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2" draw:layer="layout" svg:width="0.633cm" svg:height="0.633cm" svg:x="3.374cm" svg:y="7.908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2" draw:layer="layout" svg:width="0.633cm" svg:height="0.633cm" svg:x="3.371cm" svg:y="10.007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" draw:text-style-name="P2" draw:layer="layout" svg:width="0.633cm" svg:height="0.633cm" svg:x="14.537cm" svg:y="8.889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" draw:text-style-name="P2" draw:layer="layout" svg:width="0.633cm" svg:height="0.633cm" svg:x="21.434cm" svg:y="7.888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" draw:text-style-name="P2" draw:layer="layout" svg:width="0.633cm" svg:height="0.633cm" svg:x="21.431cm" svg:y="13.987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" draw:text-style-name="P2" draw:layer="layout" svg:width="0.633cm" svg:height="0.633cm" svg:x="21.428cm" svg:y="3.686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" draw:text-style-name="P2" draw:layer="layout" svg:width="0.633cm" svg:height="0.633cm" svg:x="22.925cm" svg:y="8.885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2" draw:layer="layout" svg:width="0.633cm" svg:height="0.633cm" svg:x="1.871cm" svg:y="8.907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8.5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8.04cm" svg:height="0.982cm" svg:x="8.678cm" svg:y="17.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089cm" svg:x="1.27cm" svg:y="0.738cm" presentation:class="title" presentation:placeholder="true">
        <draw:text-box/>
      </draw:frame>
      <draw:frame presentation:style-name="Title_20_Slide-outline1" draw:layer="backgroundobjects" svg:width="22.351cm" svg:height="10.731cm" svg:x="1.27cm" svg:y="4.329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08T16:23:13</dc:date>
    <dc:creator>katie </dc:creator>
    <meta:generator>LibreOffice/3.5$Linux_X86_64 LibreOffice_project/350m1$Build-2</meta:generator>
    <meta:editing-duration>P0D</meta:editing-duration>
    <meta:editing-cycles>1</meta:editing-cycles>
    <meta:document-statistic meta:object-count="42"/>
  </office:meta>
</office:document-meta>
</file>